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842" officeooo:paragraph-rsid="0003a842"/>
    </style:style>
    <style:style style:name="P2" style:family="paragraph" style:parent-style-name="Standard">
      <style:text-properties officeooo:rsid="0003a842" officeooo:paragraph-rsid="00045844"/>
    </style:style>
    <style:style style:name="T1" style:family="text">
      <style:text-properties officeooo:rsid="00045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 – send SCP1 from net1 to net3 received as SCP3</text:p>
      <text:p text:style-name="P1">-Create SCP1.txt on net1 and add “SCP Transfer” into the file</text:p>
      <text:p text:style-name="P1"><text:tab/>- touch SCP1.txt</text:p>
      <text:p text:style-name="P1"><text:tab/>- nano SCP1.txt</text:p>
      <text:p text:style-name="P1">scp SCP1.txt <text:a xlink:type="simple" xlink:href="mailto:philips@10.50.26.131" text:style-name="Internet_20_link" text:visited-style-name="Visited_20_Internet_20_Link">philips@10.50.26.131</text:a>:/home/philips/SCP3.txt</text:p>
      <text:p text:style-name="P1"/>
      <text:p text:style-name="P1">Task 2 – send NETCAT3 from net3 to net1 received as NETCAT1</text:p>
      <text:p text:style-name="P1">- Create NETCAT3.txt on the net3 client and add “NETCAT Transfer” to the data</text:p>
      <text:p text:style-name="P1">- touch NETCAT3.txt on the net3 machine</text:p>
      <text:p text:style-name="P1">- nano NETCAT3.txt</text:p>
      <text:p text:style-name="P2">nc -l -p 12345 &gt; NETCAT1.txt <text:span text:style-name="T1">(on net1)</text:span></text:p>
      <text:p text:style-name="P1">nc 10.50.26.44 12345 &lt; NETCAT3.txt (on net3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9:36:50.319280879</meta:creation-date>
    <dc:date>2018-12-03T14:57:18.427121760</dc:date>
    <meta:editing-duration>PT5H10M1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81" meta:character-count="478" meta:non-whitespace-character-count="404"/>
  </office:meta>
</office:document-meta>
</file>